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9bbdd" officeooo:paragraph-rsid="0009bbdd"/>
    </style:style>
    <style:style style:name="P2" style:family="paragraph" style:parent-style-name="Standard">
      <style:text-properties style:font-name="Arial" officeooo:rsid="0009bbdd" officeooo:paragraph-rsid="001a0b59"/>
    </style:style>
    <style:style style:name="P3" style:family="paragraph" style:parent-style-name="Standard">
      <style:text-properties style:font-name="Arial" officeooo:rsid="0009bbdd" officeooo:paragraph-rsid="002e6bf8"/>
    </style:style>
    <style:style style:name="P4" style:family="paragraph" style:parent-style-name="Standard">
      <style:text-properties style:font-name="Arial" fo:font-weight="bold" officeooo:rsid="0009bbdd" officeooo:paragraph-rsid="0009bbd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officeooo:rsid="003e9d23" officeooo:paragraph-rsid="003e9d23" style:font-weight-asian="bold" style:font-weight-complex="bold"/>
    </style:style>
    <style:style style:name="P6" style:family="paragraph" style:parent-style-name="Standard">
      <style:text-properties style:font-name="Arial" fo:font-weight="bold" officeooo:rsid="0013a931" officeooo:paragraph-rsid="0009bbdd" style:font-weight-asian="bold" style:font-weight-complex="bold"/>
    </style:style>
    <style:style style:name="P7" style:family="paragraph" style:parent-style-name="Standard">
      <style:text-properties style:font-name="Arial" fo:language="en" fo:country="US" officeooo:rsid="001d3f5a" officeooo:paragraph-rsid="0012da99"/>
    </style:style>
    <style:style style:name="P8" style:family="paragraph" style:parent-style-name="Standard">
      <style:text-properties style:font-name="Arial" fo:language="en" fo:country="US" officeooo:rsid="002161f6" officeooo:paragraph-rsid="0012da99"/>
    </style:style>
    <style:style style:name="P9" style:family="paragraph" style:parent-style-name="Standard">
      <style:text-properties style:font-name="Arial" fo:language="en" fo:country="US" officeooo:rsid="003a48bd" officeooo:paragraph-rsid="003a48bd"/>
    </style:style>
    <style:style style:name="P10" style:family="paragraph" style:parent-style-name="Standard">
      <style:text-properties style:font-name="Arial" fo:language="en" fo:country="US" officeooo:rsid="004422a6" officeooo:paragraph-rsid="004422a6"/>
    </style:style>
    <style:style style:name="P11" style:family="paragraph" style:parent-style-name="Standard">
      <style:text-properties style:font-name="Arial" fo:language="en" fo:country="US" fo:font-weight="bold" officeooo:rsid="004422a6" officeooo:paragraph-rsid="004422a6" style:font-weight-asian="bold" style:font-weight-complex="bold"/>
    </style:style>
    <style:style style:name="P12" style:family="paragraph" style:parent-style-name="Standard">
      <style:text-properties style:font-name="Arial" fo:language="en" fo:country="US" fo:font-weight="normal" officeooo:rsid="002c2105" officeooo:paragraph-rsid="0012da99" style:font-weight-asian="normal" style:font-weight-complex="normal"/>
    </style:style>
    <style:style style:name="P13" style:family="paragraph" style:parent-style-name="Standard">
      <style:text-properties style:font-name="Arial" officeooo:rsid="00262435" officeooo:paragraph-rsid="002728f4"/>
    </style:style>
    <style:style style:name="P14" style:family="paragraph" style:parent-style-name="Standard">
      <style:text-properties style:font-name="Arial" officeooo:rsid="002e6bf8" officeooo:paragraph-rsid="002e6bf8"/>
    </style:style>
    <style:style style:name="P15" style:family="paragraph" style:parent-style-name="Standard">
      <style:paragraph-properties fo:text-align="center" style:justify-single-word="false"/>
      <style:text-properties style:font-name="Arial" fo:font-size="22pt" fo:font-weight="bold" officeooo:rsid="0009bbdd" officeooo:paragraph-rsid="0009bbdd" style:font-size-asian="22pt" style:font-weight-asian="bold" style:font-size-complex="22pt" style:font-weight-complex="bold"/>
    </style:style>
    <style:style style:name="P16" style:family="paragraph" style:parent-style-name="Standard">
      <style:text-properties style:font-name="Arial" officeooo:rsid="003e9d23" officeooo:paragraph-rsid="003e9d23"/>
    </style:style>
    <style:style style:name="P17" style:family="paragraph" style:parent-style-name="Standard">
      <style:text-properties style:font-name="Arial" officeooo:rsid="003f204f" officeooo:paragraph-rsid="003e9d23"/>
    </style:style>
    <style:style style:name="P18" style:family="paragraph" style:parent-style-name="Standard">
      <style:text-properties style:font-name="Arial" officeooo:rsid="003f204f" officeooo:paragraph-rsid="003f204f"/>
    </style:style>
    <style:style style:name="P19" style:family="paragraph" style:parent-style-name="Standard">
      <style:text-properties style:font-name="Arial" fo:font-weight="normal" officeooo:rsid="003f5cb0" officeooo:paragraph-rsid="003f204f" style:font-weight-asian="normal" style:font-weight-complex="normal"/>
    </style:style>
    <style:style style:name="P20" style:family="paragraph" style:parent-style-name="Standard">
      <style:text-properties style:font-name="Arial" fo:font-weight="normal" officeooo:rsid="003f5cb0" officeooo:paragraph-rsid="003f5cb0" style:font-weight-asian="normal" style:font-weight-complex="normal"/>
    </style:style>
    <style:style style:name="P21" style:family="paragraph" style:parent-style-name="Standard">
      <style:text-properties style:font-name="Arial" fo:font-weight="normal" officeooo:rsid="004192d3" officeooo:paragraph-rsid="004192d3" style:font-weight-asian="normal" style:font-weight-complex="normal"/>
    </style:style>
    <style:style style:name="P22" style:family="paragraph" style:parent-style-name="Standard">
      <style:text-properties style:font-name="Arial" fo:font-weight="normal" officeooo:rsid="0041a437" officeooo:paragraph-rsid="0041a437" style:font-weight-asian="normal" style:font-weight-complex="normal"/>
    </style:style>
    <style:style style:name="P23" style:family="paragraph" style:parent-style-name="Standard">
      <style:text-properties style:font-name="Arial" fo:font-weight="normal" officeooo:rsid="0042ae27" officeooo:paragraph-rsid="0042ae27" style:font-weight-asian="normal" style:font-weight-complex="normal"/>
    </style:style>
    <style:style style:name="P24" style:family="paragraph" style:parent-style-name="Standard">
      <style:text-properties style:font-name="Arial" officeooo:rsid="0041a437" officeooo:paragraph-rsid="0041a437"/>
    </style:style>
    <style:style style:name="P25" style:family="paragraph" style:parent-style-name="Standard">
      <style:text-properties style:font-name="Arial" officeooo:rsid="0043d79b" officeooo:paragraph-rsid="0043d79b"/>
    </style:style>
    <style:style style:name="P26" style:family="paragraph" style:parent-style-name="Standard">
      <style:text-properties style:font-name="Arial" officeooo:paragraph-rsid="003f5cb0"/>
    </style:style>
    <style:style style:name="P27" style:family="paragraph" style:parent-style-name="Standard">
      <style:text-properties officeooo:paragraph-rsid="0042ae27"/>
    </style:style>
    <style:style style:name="P28" style:family="paragraph" style:parent-style-name="Standard">
      <style:paragraph-properties fo:break-before="page"/>
      <style:text-properties style:font-name="Arial" fo:font-weight="bold" officeooo:rsid="003f204f" officeooo:paragraph-rsid="003f204f" style:font-weight-asian="bold" style:font-weight-complex="bold"/>
    </style:style>
    <style:style style:name="P29" style:family="paragraph" style:parent-style-name="Standard">
      <style:paragraph-properties fo:break-before="page"/>
      <style:text-properties style:font-name="Arial" fo:font-weight="bold" officeooo:rsid="003a48bd" officeooo:paragraph-rsid="003a48bd" style:font-weight-asian="bold" style:font-weight-complex="bold"/>
    </style:style>
    <style:style style:name="P30" style:family="paragraph" style:parent-style-name="Standard">
      <style:text-properties style:font-name="Arial" officeooo:paragraph-rsid="003f5cb0"/>
    </style:style>
    <style:style style:name="P31" style:family="paragraph" style:parent-style-name="Standard">
      <style:text-properties style:font-name="Arial" officeooo:rsid="00460211" officeooo:paragraph-rsid="00460211"/>
    </style:style>
    <style:style style:name="T1" style:family="text">
      <style:text-properties officeooo:rsid="00163bad"/>
    </style:style>
    <style:style style:name="T2" style:family="text">
      <style:text-properties officeooo:rsid="002e6bf8"/>
    </style:style>
    <style:style style:name="T3" style:family="text">
      <style:text-properties officeooo:rsid="0034a180"/>
    </style:style>
    <style:style style:name="T4" style:family="text">
      <style:text-properties officeooo:rsid="00362807"/>
    </style:style>
    <style:style style:name="T5" style:family="text">
      <style:text-properties style:font-name="Arial" fo:font-weight="normal" officeooo:rsid="004192d3" style:font-weight-asian="normal" style:font-weight-complex="normal"/>
    </style:style>
    <style:style style:name="T6" style:family="text">
      <style:text-properties style:font-name="Arial" fo:font-weight="normal" officeooo:rsid="0041a437" style:font-weight-asian="normal" style:font-weight-complex="normal"/>
    </style:style>
    <style:style style:name="T7" style:family="text">
      <style:text-properties style:font-name="Arial" fo:font-weight="normal" officeooo:rsid="0042ae27" style:font-weight-asian="normal" style:font-weight-complex="normal"/>
    </style:style>
    <style:style style:name="T8" style:family="text">
      <style:text-properties officeooo:rsid="003e9d23"/>
    </style:style>
    <style:style style:name="T9" style:family="text">
      <style:text-properties officeooo:rsid="0041a437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42ae27"/>
    </style:style>
    <style:style style:name="T12" style:family="text">
      <style:text-properties officeooo:rsid="0042ae27"/>
    </style:style>
    <style:style style:name="T13" style:family="text">
      <style:text-properties officeooo:rsid="0043d79b"/>
    </style:style>
    <style:style style:name="T14" style:family="text">
      <style:text-properties officeooo:rsid="0046021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202</text:span><text:span text:style-name="T4">2</text:span><text:span text:style-name="T1"> Fall <text:s/></text:span>CPSC 240 <text:s/><text:span text:style-name="T3">Assignment </text:span><text:span text:style-name="T8">4</text:span></text:p>
      <text:p text:style-name="P5">Pure Assembly</text:p>
      <text:p text:style-name="P1"/>
      <text:p text:style-name="P1"/>
      <text:p text:style-name="P4">Goal<text:span text:style-name="T2">s</text:span></text:p>
      <text:p text:style-name="P1"/>
      <text:p text:style-name="P16">The purpose of this program is to gain some insight into how pure assembly programming is done.</text:p>
      <text:p text:style-name="P1"/>
      <text:p text:style-name="P16">You will experience some of these:</text:p>
      <text:p text:style-name="P3"><text:s text:c="3"/><text:span text:style-name="T8">= Programs without a driver</text:span></text:p>
      <text:p text:style-name="P3"><text:s text:c="3"/><text:span text:style-name="T8">= The code numbers for a few kernel functions</text:span></text:p>
      <text:p text:style-name="P14"><text:s text:c="4"/>= <text:span text:style-name="T8">Conversion of numbers to string and the reverse</text:span></text:p>
      <text:p text:style-name="P14"><text:s text:c="4"/>= <text:span text:style-name="T8">How to compute </text:span><text:span text:style-name="T9">cos</text:span><text:span text:style-name="T8">(x)</text:span></text:p>
      <text:p text:style-name="P3"><text:s text:c="4"/><text:span text:style-name="T2">= </text:span><text:span text:style-name="T8">Become better prepared for the Operating Systems course.</text:span></text:p>
      <text:p text:style-name="P2"/>
      <text:p text:style-name="P2"/>
      <text:p text:style-name="P4">Programming requirements</text:p>
      <text:p text:style-name="P1"/>
      <text:p text:style-name="P24">Make a pure assembly program that does the following steps:</text:p>
      <text:p text:style-name="P24"/>
      <text:p text:style-name="P24"><text:tab/><text:span text:style-name="T13">Shows a welcome</text:span></text:p>
      <text:p text:style-name="P24"><text:tab/><text:span text:style-name="T13">Shows the time in tics</text:span></text:p>
      <text:p text:style-name="P24"><text:tab/>Inputs a float number in degrees</text:p>
      <text:p text:style-name="P24"><text:tab/><text:span text:style-name="T13">Outputs that same number for confirmation</text:span></text:p>
      <text:p text:style-name="P24"><text:tab/>Converts the degree number to a radian number</text:p>
      <text:p text:style-name="P24"><text:tab/>Computes cosine of the radian number</text:p>
      <text:p text:style-name="P24"><text:tab/>Outputs the computed cosine <text:span text:style-name="T13">value</text:span></text:p>
      <text:p text:style-name="P24"><text:tab/>Shows number of tics</text:p>
      <text:p text:style-name="P24"><text:tab/><text:span text:style-name="T13">Says goodbye.</text:span></text:p>
      <text:p text:style-name="P1"/>
      <text:p text:style-name="P1"/>
      <text:p text:style-name="P25">All of the input/output is performed by the one _start function.</text:p>
      <text:p text:style-name="P17"/>
      <text:p text:style-name="P18"/>
      <text:p text:style-name="P13"/>
      <text:p text:style-name="P1"/>
      <text:p text:style-name="P6"/>
      <text:p text:style-name="P28">Sample dialog</text:p>
      <text:p text:style-name="P19"/>
      <text:p text:style-name="P21">Welcome to Accurate Cosines by John E. Cash.</text:p>
      <text:p text:style-name="P21"/>
      <text:p text:style-name="P21">The time is now <text:span text:style-name="T9">13527429 tics</text:span></text:p>
      <text:p text:style-name="P21"/>
      <text:p text:style-name="P21">Please enter an angle in degrees and press enter: <text:s/>34.5</text:p>
      <text:p text:style-name="P20"/>
      <text:p text:style-name="P21">You entered 34.5000000</text:p>
      <text:p text:style-name="P21"/>
      <text:p text:style-name="P22">The equivalent radians is 0.24126733</text:p>
      <text:p text:style-name="P21"/>
      <text:p text:style-name="P21">The cosine of those degrees is 0.5642331</text:p>
      <text:p text:style-name="P21"/>
      <text:p text:style-name="P27"><text:span text:style-name="T5">The time is now </text:span><text:span text:style-name="T6">1352</text:span><text:span text:style-name="T7">9985</text:span><text:span text:style-name="T5"> seconds.</text:span></text:p>
      <text:p text:style-name="P21"/>
      <text:p text:style-name="P21">Have a nice day. <text:s/>Bye.</text:p>
      <text:p text:style-name="P21"/>
      <text:p text:style-name="P21"/>
      <text:p text:style-name="P23">All of the user dialog is handled by the _start module.</text:p>
      <text:p text:style-name="P20"/>
      <text:p text:style-name="P20"/>
      <text:p text:style-name="P20"/>
      <text:p text:style-name="P20"/>
      <text:p text:style-name="P20"/>
      <text:p text:style-name="P23">In lectures I plan to discuss supplementary functions that will be needed to support <text:s/>this program.</text:p>
      <text:p text:style-name="P23"/>
      <text:p text:style-name="P23">Supplementary functions may be</text:p>
      <text:p text:style-name="P23"/>
      <text:p text:style-name="P23"><text:tab/>double <text:s/>cos (double);</text:p>
      <text:p text:style-name="P23"/>
      <text:p text:style-name="P23"><text:tab/>double <text:s/>atof <text:s/>(char [ ]);</text:p>
      <text:p text:style-name="P23"/>
      <text:p text:style-name="P20"><text:tab/><text:span text:style-name="T12">char * ftoa <text:s/>(double);</text:span></text:p>
      <text:p text:style-name="P26"/>
      <text:p text:style-name="P26"/>
      <text:p text:style-name="P31">The cosine function must run a loop of a minimum of 10 million iterations.</text:p>
      <text:p text:style-name="P26"/>
      <text:p text:style-name="P23">Supplementary x86 instruction may be: <text:span text:style-name="T14">cpuid and </text:span>rdtsc.</text:p>
      <text:p text:style-name="P23"/>
      <text:p text:style-name="P23"/>
      <text:p text:style-name="P23"/>
      <text:p text:style-name="P29"><text:span text:style-name="T10">Due date: October </text:span><text:span text:style-name="T11">30</text:span><text:span text:style-name="T10"> at </text:span><text:span text:style-name="T11">11</text:span><text:span text:style-name="T10">:59</text:span><text:span text:style-name="T11">p</text:span><text:span text:style-name="T10">m</text:span></text:p>
      <text:p text:style-name="P8"/>
      <text:p text:style-name="P11">Value: <text:s/>30 points</text:p>
      <text:p text:style-name="P8"/>
      <text:p text:style-name="P9"/>
      <text:p text:style-name="P10">At the present time send me your program as attachments of the separate files to the emal address directly below.</text:p>
      <text:p text:style-name="P9"/>
      <text:p text:style-name="P10">Do not send a link to some cloud where you have stored the files of this program. <text:s/>Any links received will be deleted as quickly as possible without explaining to the sender what happened.</text:p>
      <text:p text:style-name="P7"/>
      <text:p text:style-name="P7"/>
      <text:p text:style-name="P7">Email: <text:s text:c="2"/>holliday@fullerton.edu</text:p>
      <text:p text:style-name="P7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03T17:22:29.432433546</meta:creation-date>
    <dc:date>2022-10-23T19:55:41.002765115</dc:date>
    <meta:editing-duration>PT2H19M43S</meta:editing-duration>
    <meta:editing-cycles>34</meta:editing-cycles>
    <meta:generator>LibreOffice/6.4.7.2$Linux_X86_64 LibreOffice_project/40$Build-2</meta:generator>
    <meta:document-statistic meta:table-count="0" meta:image-count="0" meta:object-count="0" meta:page-count="3" meta:paragraph-count="44" meta:word-count="319" meta:character-count="1870" meta:non-whitespace-character-count="1552"/>
  </office:meta>
</office:document-meta>
</file>